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TA Data Analysis</text:p>
      <text:p text:style-name="Text_20_body"/>
      <text:p text:style-name="Text_20_body">The purpose of this document is to identify and collect all the characteristics possible about the ITA data set, in an attempt to better understand its nature, and to better understand which techniques are likely to work well in solving the SPP problem.</text:p>
      <text:p text:style-name="Text_20_body">To get the document started, I will enumerate a list of ideas for statistical characteristics of the data and where possible there known values.</text:p>
      <text:list xml:id="list1397564939" text:style-name="L1">
        <text:list-item>
          <text:p text:style-name="P1">Total number of words in the set.</text:p>
        </text:list-item>
        <text:list-item>
          <text:p text:style-name="P1">Unique total number of words.</text:p>
        </text:list-item>
        <text:list-item>
          <text:p text:style-name="P1">How many words have repeated characters?</text:p>
        </text:list-item>
        <text:list-item>
          <text:p text:style-name="P1">How many words when treated as the left side of a palindrome, have at least one word that could potentially be used on the right side as the end of a palindrome?</text:p>
        </text:list-item>
        <text:list-item>
          <text:p text:style-name="P1">How many loops are there from the root vertex, back to the root vertex, with a depth of up to 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6T13:16:13</meta:creation-date>
    <dc:date>2009-09-26T13:21:00</dc:date>
    <meta:editing-duration>PT00H04M47S</meta:editing-duration>
    <meta:editing-cycles>3</meta:editing-cycles>
    <meta:generator>OpenOffice.org/3.0$Unix OpenOffice.org_project/300m15$Build-9379</meta:generator>
    <meta:document-statistic meta:table-count="0" meta:image-count="0" meta:object-count="0" meta:page-count="1" meta:paragraph-count="8" meta:word-count="146" meta:character-count="783"/>
  </office:meta>
</office:document-meta>
</file>